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21" style:parent-style-name="Standard" style:family="paragraph">
      <style:paragraph-properties fo:line-height="150%"/>
    </style:style>
    <style:style style:name="T2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2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36" style:parent-style-name="Standard" style:family="paragraph">
      <style:paragraph-properties fo:line-height="150%"/>
    </style:style>
    <style:style style:name="T3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4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46" style:parent-style-name="Standard" style:family="paragraph">
      <style:paragraph-properties fo:line-height="150%"/>
    </style:style>
    <style:style style:name="T4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52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53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54" style:parent-style-name="Standard" style:family="paragraph">
      <style:paragraph-properties fo:line-height="150%"/>
    </style:style>
    <style:style style:name="T5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6" style:parent-style-name="Fonteparág.padrão" style:family="text">
      <style:text-properties style:font-name="Times New Roman" style:font-name-asian="Times New Roman" style:font-name-complex="Times New Roman" fo:font-style="italic" style:font-style-asian="italic" fo:language="pt" fo:country="BR"/>
    </style:style>
    <style:style style:name="T57" style:parent-style-name="Fonteparág.padrão" style:family="text">
      <style:text-properties style:font-name="Times New Roman" style:font-name-asian="Times New Roman" style:font-name-complex="Times New Roman" fo:font-style="italic" style:font-style-asian="italic" fo:language="pt" fo:country="BR"/>
    </style:style>
    <style:style style:name="T58" style:parent-style-name="Fonteparág.padrão" style:family="text">
      <style:text-properties style:font-name="Times New Roman" style:font-name-asian="Times New Roman" style:font-name-complex="Times New Roman" fo:font-style="italic" style:font-style-asian="italic" fo:language="pt" fo:country="BR"/>
    </style:style>
    <style:style style:name="T5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0" style:parent-style-name="Standard" style:family="paragraph">
      <style:paragraph-properties fo:line-height="150%"/>
    </style:style>
    <style:style style:name="T61" style:parent-style-name="Fonteparág.padrão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><text:span text:style-name="T9">Aluno</text:span><text:span text:style-name="T10">:<text:s/></text:span><text:span text:style-name="T11">Ana Cláudia Santana Moreira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Data:</text:span><text:span text:style-name="T19"><text:s/></text:span><text:span text:style-name="T20">21/11/2013</text:span></text:p>
      <text:p text:style-name="P21"><text:span text:style-name="T22">Fase/Iteração:</text:span><text:span text:style-name="T23"><text:s/></text:span><text:span text:style-name="T24">Sprint 8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s text:c="6"/></text:span><text:span text:style-name="T33">Esforço Total:</text:span><text:span text:style-name="T34"><text:s/></text:span><text:span text:style-name="T35">5 horas</text:span></text:p>
      <text:p text:style-name="P36"><text:span text:style-name="T37">Atividade:<text:s/></text:span><text:span text:style-name="T38">Verificação do Plano de qualidade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Esforço</text:span><text:span text:style-name="T45">: 5 horas.</text:span></text:p>
      <text:p text:style-name="P46"><text:span text:style-name="T47">Descrição:<text:s/></text:span><text:span text:style-name="T48">Verificado o Plano de Qualidade do projeto e as inconsis</text:span><text:span text:style-name="T49">tências reportadas através do</text:span><text:span text:style-name="T50"><text:s/>ticket</text:span><text:span text:style-name="T51"><text:s/>#292. Todos os problemas encontrados foram aceitos pelo responsável e correção prevista para a Sprint 9.</text:span></text:p>
      <text:p text:style-name="P52">Produtos:<text:s/>Não se aplica.</text:p>
      <text:p text:style-name="P53">Equipe:<text:s/>Não se aplica.</text:p>
      <text:p text:style-name="P54"><text:span text:style-name="T55">Artefato: Atualização no documento<text:s/></text:span><text:span text:style-name="T56">RELPREV-022013-VER-</text:span><text:span text:style-name="T57">Relatorio_de_Verificacao_dos_Artefatos.odt</text:span><text:span text:style-name="T58"><text:s/></text:span><text:span text:style-name="T59"><text:s/>e descrição de inconsistências no ticket #292.</text:span></text:p>
      <text:p text:style-name="P60"><text:span text:style-name="T61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6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text:list-style style:name="LS1" style:display-name="LS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fo:language="pt" fo:country="B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Times New Roman" style:font-name-asian="Times New Roman" style:font-name-complex="Times New Roman"/>
    </style:style>
    <style:style style:name="T4" style:parent-style-name="Fonteparág.padrão" style:family="text">
      <style:text-properties style:font-name="Times New Roman" style:font-name-asian="Times New Roman" style:font-name-complex="Times New Roman"/>
    </style:style>
    <style:style style:name="T5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7" style:parent-style-name="Fonteparág.padrão" style:family="text">
      <style:text-properties style:font-name="Times New Roman" style:font-name-asian="Times New Roman" style:font-name-complex="Times New Roman"/>
    </style:style>
    <style:style style:name="P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Fábrica</text:span><text:span text:style-name="T4"><text:s/>de Software – Instituto de Informática – Universidade Federal de Goiás</text:span><text:span text:style-name="T5"><draw:frame draw:z-index="251661312" draw:style-name="a0" draw:name="figuras1" text:anchor-type="paragraph" svg:x="5.74016in" svg:y="0in" svg:width="0.88819in" svg:height="0.57835in" style:rel-width="scale" style:rel-height="scale"><draw:image xlink:href="media/image1.png" xlink:type="simple" xlink:show="embed" xlink:actuate="onLoad"/><svg:title/><svg:desc/></draw:frame></text:span></text:p>
        <text:p text:style-name="P6">RELPREV</text:p>
        <text:p text:style-name="Standard"><text:span text:style-name="T7">Relatório Individual</text:span></text:p>
        <text:p text:style-name="P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na Cláudia Santana Moreira</meta:initial-creator>
    <dc:creator>Ana Cláudia Santana Moreira</dc:creator>
    <meta:creation-date>2013-11-29T00:22:00Z</meta:creation-date>
    <dc:date>2013-11-29T00:22:00Z</dc:date>
    <meta:template xlink:href="Normal" xlink:type="simple"/>
    <meta:editing-cycles>2</meta:editing-cycles>
    <meta:editing-duration>PT60S</meta:editing-duration>
    <meta:document-statistic meta:page-count="1" meta:paragraph-count="1" meta:word-count="91" meta:character-count="586" meta:row-count="4" meta:non-whitespace-character-count="496"/>
  </office:meta>
</office:document-meta>
</file>